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008080" draw:textarea-horizontal-align="justify" draw:textarea-vertical-align="middle" draw:auto-grow-height="false" fo:min-height="5.597cm" fo:min-width="5.347cm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solid" draw:fill-color="#ffff00" draw:textarea-horizontal-align="justify" draw:textarea-vertical-align="middle" draw:auto-grow-height="false" fo:min-height="3.697cm" fo:min-width="1.4cm" fo:padding-top="0.125cm" fo:padding-bottom="0.125cm" fo:padding-left="0.25cm" fo:padding-right="0.25cm"/>
    </style:style>
    <style:style style:name="gr3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92cm"/>
      <style:paragraph-properties style:writing-mode="lr-tb"/>
    </style:style>
    <style:style style:name="gr6" style:family="graphic" style:parent-style-name="standard">
      <style:graphic-properties svg:stroke-width="0cm" svg:stroke-color="#000000" draw:marker-start-width="0.2cm" draw:marker-end-width="0.2cm" draw:fill="solid" draw:fill-color="#008080" draw:textarea-horizontal-align="justify" draw:textarea-vertical-align="middle" draw:auto-grow-height="false" fo:min-height="0.042cm" fo:min-width="5.347cm" fo:padding-top="0.125cm" fo:padding-bottom="0.125cm" fo:padding-left="0.25cm" fo:padding-right="0.25cm"/>
    </style:style>
    <style:style style:name="gr7" style:family="graphic" style:parent-style-name="standard">
      <style:graphic-properties draw:stroke="solid" svg:stroke-width="0cm" svg:stroke-color="#000000" draw:marker-start-width="0.2cm" draw:marker-end-width="0.2cm" draw:fill="solid" draw:fill-color="#ffff00" draw:textarea-horizontal-align="justify" draw:textarea-vertical-align="middle" draw:auto-grow-height="false" fo:min-height="0.042cm" fo:min-width="1.4cm" fo:padding-top="0.125cm" fo:padding-bottom="0.125cm" fo:padding-left="0.25cm" fo:padding-right="0.25cm"/>
    </style:style>
    <style:style style:name="gr8" style:family="graphic" style:parent-style-name="standard">
      <style:graphic-properties svg:stroke-width="0cm" svg:stroke-color="#000000" draw:marker-start-width="0.2cm" draw:marker-end-width="0.2cm" draw:fill="solid" draw:fill-color="#008080" draw:textarea-horizontal-align="justify" draw:textarea-vertical-align="middle" draw:auto-grow-height="false" fo:min-height="5.597cm" fo:min-width="0cm" fo:padding-top="0.125cm" fo:padding-bottom="0.125cm" fo:padding-left="0.25cm" fo:padding-right="0.25cm"/>
    </style:style>
    <style:style style:name="gr9" style:family="graphic" style:parent-style-name="standard">
      <style:graphic-properties draw:stroke="solid" svg:stroke-width="0cm" svg:stroke-color="#000000" draw:marker-start-width="0.2cm" draw:marker-end-width="0.2cm" draw:fill="solid" draw:fill-color="#ffff00" draw:textarea-horizontal-align="justify" draw:textarea-vertical-align="middle" draw:auto-grow-height="false" fo:min-height="3.697cm" fo:min-width="0cm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fo:min-height="0.958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solid" draw:fill-color="#ffff00" draw:textarea-horizontal-align="justify" draw:textarea-vertical-align="middle" draw:auto-grow-height="false" fo:min-height="1.2cm" fo:min-width="1.4cm" fo:padding-top="0.125cm" fo:padding-bottom="0.125cm" fo:padding-left="0.25cm" fo:padding-right="0.25cm"/>
    </style:style>
    <style:style style:name="gr12" style:family="graphic" style:parent-style-name="standard">
      <style:graphic-properties draw:stroke="solid" svg:stroke-width="0cm" svg:stroke-color="#000000" draw:marker-start-width="0.2cm" draw:marker-end-width="0.2cm" draw:fill="solid" draw:fill-color="#ffff00" draw:textarea-horizontal-align="justify" draw:textarea-vertical-align="middle" draw:auto-grow-height="false" fo:min-height="1.21cm" fo:min-width="0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solid" draw:fill-color="#ffff00" draw:textarea-horizontal-align="justify" draw:textarea-vertical-align="middle" draw:auto-grow-height="false" fo:min-height="1.15cm" fo:min-width="2.853cm" fo:padding-top="0.125cm" fo:padding-bottom="0.125cm" fo:padding-left="0.25cm" fo:padding-right="0.25cm"/>
    </style:style>
    <style:style style:name="gr14" style:family="graphic" style:parent-style-name="standard">
      <style:graphic-properties draw:stroke="solid" svg:stroke-width="0cm" svg:stroke-color="#000000" draw:marker-start-width="0.2cm" draw:marker-end-width="0.2cm" draw:fill="solid" draw:fill-color="#ffff00" draw:textarea-horizontal-align="justify" draw:textarea-vertical-align="middle" draw:auto-grow-height="false" fo:min-height="0.04cm" fo:min-width="2.86cm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cm" svg:stroke-color="#000000" draw:marker-start-width="0.2cm" draw:marker-end-width="0.2cm" draw:fill="solid" draw:fill-color="#ffff00" draw:textarea-horizontal-align="justify" draw:textarea-vertical-align="middle" draw:auto-grow-height="false" fo:min-height="1.15cm" fo:min-width="0cm" fo:padding-top="0.125cm" fo:padding-bottom="0.125cm" fo:padding-left="0.25cm" fo:padding-right="0.25cm"/>
    </style:style>
    <style:style style:name="P1" style:family="paragraph">
      <loext:graphic-properties draw:fill="solid" draw:fill-color="#008080"/>
      <style:paragraph-properties fo:text-align="center"/>
      <style:text-properties fo:font-size="15pt"/>
    </style:style>
    <style:style style:name="P2" style:family="paragraph">
      <loext:graphic-properties draw:fill="solid" draw:fill-color="#ffff00"/>
      <style:paragraph-properties fo:text-align="center"/>
      <style:text-properties fo:font-size="15pt"/>
    </style:style>
    <style:style style:name="P3" style:family="paragraph">
      <loext:graphic-properties draw:fill="solid"/>
      <style:paragraph-properties fo:text-align="center"/>
      <style:text-properties fo:font-size="15pt"/>
    </style:style>
    <style:style style:name="P4" style:family="paragraph">
      <style:text-properties fo:font-size="15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text-properties fo:font-size="15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size-asian="20pt" style:font-weight-asian="bold" style:font-size-complex="20pt" style:font-weight-complex="bold"/>
    </style:style>
    <style:style style:name="T2" style:family="text">
      <style:text-properties style:text-position="-33% 58%" fo:font-weight="bold" style:font-size-asian="20pt" style:font-weight-asian="bold" style:font-size-complex="20pt" style:font-weight-complex="bold"/>
    </style:style>
    <style:style style:name="T3" style:family="text">
      <style:text-properties style:text-position="0% 100%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847cm" svg:height="5.847cm" svg:x="1.825cm" svg:y="2.1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9cm" svg:height="3.947cm" svg:x="3.141cm" svg:y="2.98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3.141cm" svg:y1="2.982cm" svg:x2="3.141cm" svg:y2="1.082cm">
            <text:p/>
          </draw:line>
          <draw:line draw:style-name="gr3" draw:text-style-name="P3" draw:layer="layout" svg:x1="3.141cm" svg:y1="2.982cm" svg:x2="0.802cm" svg:y2="2.982cm">
            <text:p/>
          </draw:line>
          <draw:line draw:style-name="gr3" draw:text-style-name="P3" draw:layer="layout" svg:x1="3.141cm" svg:y1="6.929cm" svg:x2="0.802cm" svg:y2="6.929cm">
            <text:p/>
          </draw:line>
          <draw:line draw:style-name="gr3" draw:text-style-name="P3" draw:layer="layout" svg:x1="5.041cm" svg:y1="2.982cm" svg:x2="5.041cm" svg:y2="1.082cm">
            <text:p/>
          </draw:line>
          <draw:frame draw:style-name="gr4" draw:text-style-name="P5" draw:layer="layout" svg:width="1.462cm" svg:height="1.065cm" svg:x="2.774cm" svg:y="0.332cm">
            <draw:text-box>
              <text:p text:style-name="P4"><text:span text:style-name="T1">x</text:span><text:span text:style-name="T2">1</text:span></text:p>
            </draw:text-box>
          </draw:frame>
          <draw:frame draw:style-name="gr4" draw:text-style-name="P5" draw:layer="layout" svg:width="1.462cm" svg:height="1.065cm" svg:x="4.675cm" svg:y="0.332cm">
            <draw:text-box>
              <text:p text:style-name="P4"><text:span text:style-name="T1">x</text:span><text:span text:style-name="T2">2</text:span></text:p>
            </draw:text-box>
          </draw:frame>
          <draw:frame draw:style-name="gr5" draw:text-style-name="P5" draw:layer="layout" svg:width="1.064cm" svg:height="1.742cm" svg:x="-0.048cm" svg:y="2.488cm">
            <draw:text-box>
              <text:p text:style-name="P4"><text:span text:style-name="T3">y</text:span><text:span text:style-name="T2">1</text:span></text:p>
            </draw:text-box>
          </draw:frame>
          <draw:frame draw:style-name="gr5" draw:text-style-name="P5" draw:layer="layout" svg:width="1.064cm" svg:height="1.742cm" svg:x="-0.048cm" svg:y="6.436cm">
            <draw:text-box>
              <text:p text:style-name="P4"><text:span text:style-name="T3">y</text:span><text:span text:style-name="T2">2</text:span></text:p>
            </draw:text-box>
          </draw:frame>
          <draw:custom-shape draw:style-name="gr6" draw:text-style-name="P1" draw:layer="layout" svg:width="5.847cm" svg:height="0.292cm" svg:x="1.825cm" svg:y="1.37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9cm" svg:height="0.292cm" svg:x="3.141cm" svg:y="1.37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292cm" svg:height="5.847cm" svg:x="1.094cm" svg:y="2.1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92cm" svg:height="3.947cm" svg:x="1.094cm" svg:y="2.982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5" draw:layer="layout" svg:width="1.608cm" svg:height="1.208cm" svg:x="19.692cm" svg:y="1cm">
          <draw:text-box>
            <text:p text:style-name="P4"><text:span text:style-name="T3">w</text:span><text:span text:style-name="T2">int</text:span></text:p>
          </draw:text-box>
        </draw:frame>
        <draw:frame draw:style-name="gr10" draw:text-style-name="P5" draw:layer="layout" svg:width="1.607cm" svg:height="1.208cm" svg:x="0.693cm" svg:y="20.3cm">
          <draw:text-box>
            <text:p text:style-name="P4"><text:span text:style-name="T3">h</text:span><text:span text:style-name="T2">int</text:span></text:p>
          </draw:text-box>
        </draw:frame>
        <draw:frame draw:style-name="gr10" draw:text-style-name="P5" draw:layer="layout" svg:width="2.924cm" svg:height="1.208cm" svg:x="17.7cm" svg:y="17cm">
          <draw:text-box>
            <text:p text:style-name="P4"><text:span text:style-name="T3">mask</text:span><text:span text:style-name="T2">int</text:span></text:p>
          </draw:text-box>
        </draw:frame>
        <draw:g>
          <draw:custom-shape draw:style-name="gr1" draw:text-style-name="P1" draw:layer="layout" svg:width="5.847cm" svg:height="5.847cm" svg:x="7.825cm" svg:y="8.10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9cm" svg:height="1.45cm" svg:x="10.752cm" svg:y="10.0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0.741cm" svg:y1="10.032cm" svg:x2="10.741cm" svg:y2="1.082cm">
            <text:p/>
          </draw:line>
          <draw:line draw:style-name="gr3" draw:text-style-name="P3" draw:layer="layout" svg:x1="10.752cm" svg:y1="10.032cm" svg:x2="0.802cm" svg:y2="10.032cm">
            <text:p/>
          </draw:line>
          <draw:line draw:style-name="gr3" draw:text-style-name="P3" draw:layer="layout" svg:x1="10.752cm" svg:y1="11.482cm" svg:x2="0.802cm" svg:y2="11.482cm">
            <text:p/>
          </draw:line>
          <draw:line draw:style-name="gr3" draw:text-style-name="P3" draw:layer="layout" svg:x1="12.652cm" svg:y1="10.032cm" svg:x2="12.652cm" svg:y2="1.132cm">
            <text:p/>
          </draw:line>
          <draw:frame draw:style-name="gr4" draw:text-style-name="P5" draw:layer="layout" svg:width="1.462cm" svg:height="1.065cm" svg:x="10.374cm" svg:y="0.332cm">
            <draw:text-box>
              <text:p text:style-name="P4"><text:span text:style-name="T1">x</text:span><text:span text:style-name="T2">1</text:span></text:p>
            </draw:text-box>
          </draw:frame>
          <draw:frame draw:style-name="gr4" draw:text-style-name="P5" draw:layer="layout" svg:width="1.462cm" svg:height="1.065cm" svg:x="12.275cm" svg:y="0.332cm">
            <draw:text-box>
              <text:p text:style-name="P4"><text:span text:style-name="T1">x</text:span><text:span text:style-name="T2">2</text:span></text:p>
            </draw:text-box>
          </draw:frame>
          <draw:frame draw:style-name="gr5" draw:text-style-name="P5" draw:layer="layout" svg:width="1.064cm" svg:height="1.742cm" svg:x="-0.048cm" svg:y="9.588cm">
            <draw:text-box>
              <text:p text:style-name="P4"><text:span text:style-name="T3">y</text:span><text:span text:style-name="T2">1</text:span></text:p>
            </draw:text-box>
          </draw:frame>
          <draw:frame draw:style-name="gr5" draw:text-style-name="P5" draw:layer="layout" svg:width="1.064cm" svg:height="1.742cm" svg:x="-0.048cm" svg:y="11.036cm">
            <draw:text-box>
              <text:p text:style-name="P4"><text:span text:style-name="T3">y</text:span><text:span text:style-name="T2">2</text:span></text:p>
            </draw:text-box>
          </draw:frame>
          <draw:custom-shape draw:style-name="gr6" draw:text-style-name="P1" draw:layer="layout" svg:width="5.847cm" svg:height="0.292cm" svg:x="7.825cm" svg:y="1.37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9cm" svg:height="0.292cm" svg:x="10.741cm" svg:y="1.37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292cm" svg:height="5.847cm" svg:x="1.094cm" svg:y="8.10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29cm" svg:height="1.46cm" svg:x="1.094cm" svg:y="10.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5.847cm" svg:height="5.847cm" svg:x="13.826cm" svg:y="14.1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353cm" svg:height="1.4cm" svg:x="14.2cm" svg:y="1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4.2cm" svg:y1="18cm" svg:x2="14.2cm" svg:y2="1.082cm">
            <text:p/>
          </draw:line>
          <draw:line draw:style-name="gr3" draw:text-style-name="P3" draw:layer="layout" svg:x1="14.2cm" svg:y1="18cm" svg:x2="0.9cm" svg:y2="18cm">
            <text:p/>
          </draw:line>
          <draw:line draw:style-name="gr3" draw:text-style-name="P3" draw:layer="layout" svg:x1="14.2cm" svg:y1="19.4cm" svg:x2="0.9cm" svg:y2="19.4cm">
            <text:p/>
          </draw:line>
          <draw:line draw:style-name="gr3" draw:text-style-name="P3" draw:layer="layout" svg:x1="17.553cm" svg:y1="18cm" svg:x2="17.553cm" svg:y2="1.132cm">
            <text:p/>
          </draw:line>
          <draw:frame draw:style-name="gr4" draw:text-style-name="P5" draw:layer="layout" svg:width="1.462cm" svg:height="1.065cm" svg:x="13.875cm" svg:y="0.332cm">
            <draw:text-box>
              <text:p text:style-name="P4"><text:span text:style-name="T1">x</text:span><text:span text:style-name="T2">1</text:span></text:p>
            </draw:text-box>
          </draw:frame>
          <draw:frame draw:style-name="gr4" draw:text-style-name="P5" draw:layer="layout" svg:width="1.462cm" svg:height="1.065cm" svg:x="17.176cm" svg:y="0.332cm">
            <draw:text-box>
              <text:p text:style-name="P4"><text:span text:style-name="T1">x</text:span><text:span text:style-name="T2">2</text:span></text:p>
            </draw:text-box>
          </draw:frame>
          <draw:frame draw:style-name="gr5" draw:text-style-name="P5" draw:layer="layout" svg:width="1.064cm" svg:height="1.742cm" svg:x="-0.047cm" svg:y="17.488cm">
            <draw:text-box>
              <text:p text:style-name="P4"><text:span text:style-name="T3">y</text:span><text:span text:style-name="T2">1</text:span></text:p>
            </draw:text-box>
          </draw:frame>
          <draw:frame draw:style-name="gr5" draw:text-style-name="P5" draw:layer="layout" svg:width="1.064cm" svg:height="1.742cm" svg:x="-0.047cm" svg:y="18.936cm">
            <draw:text-box>
              <text:p text:style-name="P4"><text:span text:style-name="T3">y</text:span><text:span text:style-name="T2">2</text:span></text:p>
            </draw:text-box>
          </draw:frame>
          <draw:custom-shape draw:style-name="gr6" draw:text-style-name="P1" draw:layer="layout" svg:width="5.847cm" svg:height="0.292cm" svg:x="13.826cm" svg:y="1.37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36cm" svg:height="0.29cm" svg:x="14.2cm" svg:y="1.37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292cm" svg:height="5.847cm" svg:x="1.095cm" svg:y="14.1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292cm" svg:height="1.4cm" svg:x="1.095cm" svg:y="1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3:09:06.144696459</meta:creation-date>
    <dc:date>2022-10-17T13:42:30.541065546</dc:date>
    <meta:editing-duration>PT33M15S</meta:editing-duration>
    <meta:editing-cycles>23</meta:editing-cycles>
    <meta:generator>LibreOffice/6.4.7.2$Linux_X86_64 LibreOffice_project/40$Build-2</meta:generator>
    <meta:document-statistic meta:object-count="48"/>
  </office:meta>
</office:document-meta>
</file>